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ладимир Изварин (30.05.2011)</text:h>
      <text:list xml:id="list1792113940" text:style-name="L1">
        <text:list-item>
          <text:p text:style-name="P2">Дана строка. Вычислить среднее арифметическое кодов её символов, используя рекурсию. Модифицировать строку запрещается.</text:p>
        </text:list-item>
        <text:list-item>
          <text:p text:style-name="P1">Вычислить сумму значений во всех листьях данного бинарного дерева целых чисе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2:20:26</dc:date>
    <dc:creator>Artem Pelenitsyn</dc:creator>
    <meta:editing-duration>PT1H58M48S</meta:editing-duration>
    <meta:editing-cycles>21</meta:editing-cycles>
    <meta:document-statistic meta:table-count="0" meta:image-count="0" meta:object-count="0" meta:page-count="1" meta:paragraph-count="3" meta:word-count="29" meta:character-count="230"/>
  </office:meta>
</office:document-meta>
</file>